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8065" officeooo:paragraph-rsid="0015f6bf"/>
    </style:style>
    <style:style style:name="P2" style:family="paragraph" style:parent-style-name="Standard">
      <style:text-properties officeooo:rsid="0014bc96" officeooo:paragraph-rsid="0015f6bf"/>
    </style:style>
    <style:style style:name="P3" style:family="paragraph" style:parent-style-name="Standard">
      <style:text-properties officeooo:rsid="0017cc8a" officeooo:paragraph-rsid="0015f6bf"/>
    </style:style>
    <style:style style:name="P4" style:family="paragraph" style:parent-style-name="Standard">
      <style:text-properties officeooo:rsid="00183b52" officeooo:paragraph-rsid="00183b52"/>
    </style:style>
    <style:style style:name="P5" style:family="paragraph" style:parent-style-name="Standard">
      <style:text-properties officeooo:rsid="001b3dba" officeooo:paragraph-rsid="001b3dba"/>
    </style:style>
    <style:style style:name="P6" style:family="paragraph" style:parent-style-name="Standard">
      <style:text-properties officeooo:rsid="001c5f01" officeooo:paragraph-rsid="001b3dba"/>
    </style:style>
    <style:style style:name="P7" style:family="paragraph" style:parent-style-name="Standard">
      <style:text-properties style:text-underline-style="solid" style:text-underline-width="auto" style:text-underline-color="font-color" officeooo:rsid="001d90b1" officeooo:paragraph-rsid="001d90b1"/>
    </style:style>
    <style:style style:name="P8" style:family="paragraph" style:parent-style-name="Standard">
      <style:text-properties style:text-underline-style="none" officeooo:rsid="001d90b1" officeooo:paragraph-rsid="001d90b1"/>
    </style:style>
    <style:style style:name="P9" style:family="paragraph" style:parent-style-name="Standard">
      <style:text-properties officeooo:rsid="001f548d" officeooo:paragraph-rsid="001f548d"/>
    </style:style>
    <style:style style:name="P10" style:family="paragraph" style:parent-style-name="Standard">
      <style:text-properties officeooo:rsid="0020deee" officeooo:paragraph-rsid="0020deee"/>
    </style:style>
    <style:style style:name="P11" style:family="paragraph" style:parent-style-name="Standard">
      <style:text-properties officeooo:rsid="00219427" officeooo:paragraph-rsid="00219427"/>
    </style:style>
    <style:style style:name="P12" style:family="paragraph" style:parent-style-name="Standard">
      <style:text-properties officeooo:rsid="0022e2bd" officeooo:paragraph-rsid="0022e2bd"/>
    </style:style>
    <style:style style:name="P13" style:family="paragraph" style:parent-style-name="Standard">
      <style:text-properties officeooo:rsid="002381d9" officeooo:paragraph-rsid="002381d9"/>
    </style:style>
    <style:style style:name="P14" style:family="paragraph" style:parent-style-name="Standard">
      <style:paragraph-properties fo:text-align="center" style:justify-single-word="false"/>
      <style:text-properties fo:color="#800000" fo:font-size="14pt" fo:font-weight="bold" officeooo:rsid="0020deee" officeooo:paragraph-rsid="0020dee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800000" fo:font-size="14pt" fo:font-weight="bold" officeooo:rsid="0022e2bd" officeooo:paragraph-rsid="0022e2b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800000" fo:font-size="14pt" fo:font-weight="bold" officeooo:rsid="001b8065" officeooo:paragraph-rsid="00313fc4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83b52" officeooo:paragraph-rsid="002f84fd"/>
    </style:style>
    <style:style style:name="P18" style:family="paragraph" style:parent-style-name="Standard">
      <style:text-properties officeooo:rsid="00183b52" officeooo:paragraph-rsid="0038ba96"/>
    </style:style>
    <style:style style:name="P19" style:family="paragraph" style:parent-style-name="Standard">
      <style:text-properties officeooo:rsid="001b8065" officeooo:paragraph-rsid="00313fc4"/>
    </style:style>
    <style:style style:name="P20" style:family="paragraph" style:parent-style-name="Standard">
      <style:text-properties officeooo:rsid="0017b98c" officeooo:paragraph-rsid="00375e22"/>
    </style:style>
    <style:style style:name="P21" style:family="paragraph" style:parent-style-name="Standard">
      <style:text-properties style:text-underline-style="none" officeooo:rsid="001d90b1" officeooo:paragraph-rsid="0038ba96"/>
    </style:style>
    <style:style style:name="P22" style:family="paragraph" style:parent-style-name="Standard">
      <style:text-properties style:text-underline-style="solid" style:text-underline-width="auto" style:text-underline-color="font-color" officeooo:rsid="001d90b1" officeooo:paragraph-rsid="001d90b1"/>
    </style:style>
    <style:style style:name="T1" style:family="text">
      <style:text-properties officeooo:rsid="001987d7"/>
    </style:style>
    <style:style style:name="T2" style:family="text">
      <style:text-properties officeooo:rsid="001c99cf"/>
    </style:style>
    <style:style style:name="T3" style:family="text">
      <style:text-properties officeooo:rsid="0019b94b"/>
    </style:style>
    <style:style style:name="T4" style:family="text">
      <style:text-properties officeooo:rsid="00257898"/>
    </style:style>
    <style:style style:name="T5" style:family="text">
      <style:text-properties officeooo:rsid="002756ec"/>
    </style:style>
    <style:style style:name="T6" style:family="text">
      <style:text-properties officeooo:rsid="00276db7"/>
    </style:style>
    <style:style style:name="T7" style:family="text">
      <style:text-properties officeooo:rsid="002b2f45"/>
    </style:style>
    <style:style style:name="T8" style:family="text">
      <style:text-properties officeooo:rsid="002eb0bb"/>
    </style:style>
    <style:style style:name="T9" style:family="text">
      <style:text-properties officeooo:rsid="002f84fd"/>
    </style:style>
    <style:style style:name="T10" style:family="text">
      <style:text-properties officeooo:rsid="002fbdb5"/>
    </style:style>
    <style:style style:name="T11" style:family="text">
      <style:text-properties officeooo:rsid="00313fc4"/>
    </style:style>
    <style:style style:name="T12" style:family="text">
      <style:text-properties officeooo:rsid="0031a671"/>
    </style:style>
    <style:style style:name="T13" style:family="text">
      <style:text-properties officeooo:rsid="0035a50f"/>
    </style:style>
    <style:style style:name="T14" style:family="text">
      <style:text-properties officeooo:rsid="00375e22"/>
    </style:style>
    <style:style style:name="T15" style:family="text">
      <style:text-properties officeooo:rsid="0038ba96"/>
    </style:style>
    <style:style style:name="T16" style:family="text">
      <style:text-properties officeooo:rsid="00394c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chema concettuale</text:p>
      <text:p text:style-name="P14"/>
      <text:p text:style-name="P10">Vincoli non esp<text:span text:style-name="T4">rimibili</text:span>: <text:s/>l'utente che ha dato <text:span text:style-name="T7">più di</text:span> cinque risposte a domande aperte e <text:span text:style-name="T7">se il</text:span> numero di voti <text:span text:style-name="T7">positivi alle sue risposte</text:span> è maggiore o uguale a quell<text:span text:style-name="T7">o dei voti </text:span>negativi (non sono considerati uguali, nel caso in cui <text:span text:style-name="T7">il valore di</text:span> entrambi i voti, negativ<text:span text:style-name="T7">o </text:span>e positiv<text:span text:style-name="T7">o</text:span>, fosse zero).</text:p>
      <text:p text:style-name="P11">Email è chiave non primaria, <text:span text:style-name="T4">proprio per questo,</text:span> nel database, <text:span text:style-name="T4">verrà rappresentata con</text:span> UNIQUE.</text:p>
      <text:p text:style-name="P11"/>
      <text:p text:style-name="P15">Scelte <text:span text:style-name="T10">Implementative</text:span></text:p>
      <text:p text:style-name="P15"/>
      <text:p text:style-name="P12">L'utilizzo di idd e di idr su risposta e domanda rende le query al database più veloci.</text:p>
      <text:p text:style-name="P13">Si è deciso di utilizzare una relazione ricorsiva nel caso di categoria e sottocategoria. <text:span text:style-name="T9">È stata infatti</text:span> scartata l'ipotesi del pattern i<text:span text:style-name="T10">n</text:span>stance of, <text:span text:style-name="T9">poiché</text:span> avremmo avuto ridondanze, <text:span text:style-name="T9">trovando</text:span> ogni sottocategoria anche nella tabella di categoria. La query a tale relazione è stata svolta in modo ricorsivo, come verrà spiegato più avanti. </text:p>
      <text:p text:style-name="P13">Per evitare ulterior<text:span text:style-name="T9">i</text:span> ridondanz<text:span text:style-name="T9">e</text:span> e <text:span text:style-name="T9">l'aggiornamento di</text:span> una tabella in più, si è scartata l'ipotesi di mettere un attributo che mantenesse il conteggio dei voti positivi e negativi su risposta aperta e si è <text:span text:style-name="T9">creata</text:span> una relazione che permett<text:span text:style-name="T9">a</text:span> di controllare, grazie alla chiave primaria, che lo stesso utente vip non voti più di una volta. </text:p>
      <text:p text:style-name="P1"/>
      <text:p text:style-name="P16">Scelta della chiave relativa alle entità domande e risposta</text:p>
      <text:p text:style-name="P19"/>
      <text:p text:style-name="P19"><text:span text:style-name="T11">L</text:span>a scelta più intuitiva era utilizzare una chiave primaria che comprendesse il nome dell'utente. Tuttavia, questa opzione è stata scartata poiché nella progettazione della basi di dati si è tenuto conto della possibilità che un utente venisse eliminato ma che rimanessero le sue relative domande. Se si fosse messa come chiave primaria e dunque si fosse cercato di eliminare l'utente, ciò non sarebbe stato possibile <text:span text:style-name="T10">a causa del</text:span> vincolo di chiave primaria. <text:span text:style-name="T2">Utilizzando invece un id possiamo mantenere tutte le domande senza il relativo utente usando il comando ON DELETE SET NULL.</text:span></text:p>
      <text:p text:style-name="P2"/>
      <text:p text:style-name="P3">Nelle tabelle che utilizzano un references all'entità Categoria è stato utilizzato il vincolo RESTRICT, <text:s/>poiché i cambiamenti sulle categorie avrebbero comportato troppi cambiamenti in cascata con effetti amplificati <text:span text:style-name="T12">su</text:span> tutto il database. <text:span text:style-name="T1">Un utente, infatti, che si iscrive alla categoria di nome “cucina”, non vorrebbe che venisse cambiata a sua insaputa, ad esempio, con “sport”; inoltre, un utente che si iscrive al servizio, perché interessato a tale categoria, vedrebbe, come riportato da consegna del progetto, soltanto le domande relative a quella categoria e se tale categoria venisse cancellata, troverebbe tutto oscurato.</text:span></text:p>
      <text:p text:style-name="P3"/>
      <text:p text:style-name="P20">Nella creazione del db <text:span text:style-name="T13">sono stati utilizzati,</text:span> volontariamente, gli stessi nomi per gli attributi di entità che si referenziano come chiavi esterne. <text:span text:style-name="T13">Questo permette l'utilizzo del n</text:span>atural join, <text:span text:style-name="T13">garantendo una maggiore</text:span> veloc<text:span text:style-name="T13">ità</text:span> e <text:span text:style-name="T13">permettendo l'accorpamento di</text:span> attributi col medesimo nome. <text:span text:style-name="T14">Perlopiù, </text:span>in questo modo, <text:span text:style-name="T14">si evitano</text:span> duplicazioni di attributi con nome simili <text:span text:style-name="T14">all'interno del</text:span> db </text:p>
      <text:p text:style-name="P20">(es “nomes”,”nomed”).</text:p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mmento alla realizzazione di alcune pagine php</text:p>
      <text:p text:style-name="P7"/>
      <text:p text:style-name="P21">Si è scelto di non creare un file <text:span text:style-name="T15">a parte </text:span>contenente le funzioni php incaricate <text:span text:style-name="T15">all'esecuzione delle quer</text:span>y al database. </text:p>
      <text:p text:style-name="P21">Questa scelta è stata <text:span text:style-name="T15">presa per due</text:span> motivi:</text:p>
      <text:p text:style-name="P21"><text:s/>-la stessa query non si trova in più di una pagina (fatta eccezione per una che richiama il conteggio dei voti)</text:p>
      <text:p text:style-name="P21">- richiamare ogni volta, <text:span text:style-name="T15">tramite la funzione php</text:span> “require_once”, <text:span text:style-name="T15">la pagina contenente</text:span> tutte le funzioni, per <text:span text:style-name="T15">poi</text:span> utilizzarne <text:span text:style-name="T15">solo</text:span> alcune, specifiche solo della pagina in questione, <text:span text:style-name="T15">ne </text:span>avrebbe <text:span text:style-name="T15">appesantito il caricamento.</text:span></text:p>
      <text:p text:style-name="P8"/>
      <text:p text:style-name="P17"><text:span text:style-name="T15">p</text:span>aginaRegistrazione.php</text:p>
      <text:p text:style-name="P18"><text:span text:style-name="T15">In questa</text:span> pagina <text:span text:style-name="T15">si trova</text:span> una funzione ricorsiva, implementata tenendo conto delle richieste del progetto. Infatti, non <text:span text:style-name="T15">è</text:span> richiesto che l'utente po<text:span text:style-name="T15">ssa</text:span> introdurre da interfaccia una nuova categoria, ma <text:span text:style-name="T15">è</text:span> tuttavia possibile che nuove categorie ve<text:span text:style-name="T16">ngano</text:span> introdotte direttamente nel database da una persona autorizzata. <text:span text:style-name="T15">La</text:span> query ricorsiva permette <text:span text:style-name="T15">la visualizzazione delle categorie e </text:span>sottocategorie <text:span text:style-name="T15">presenti</text:span></text:p>
      <text:p text:style-name="P18"><text:span text:style-name="T15">nel database, in una struttura gerarchica ad albero.</text:span> </text:p>
      <text:p text:style-name="P4"/>
      <text:p text:style-name="P5"><text:span text:style-name="T8">w</text:span>ithinTheService.php</text:p>
      <text:p text:style-name="P5"><text:span text:style-name="T5">Pagina di notevole importanza</text:span>, controlla la possibilità che un utente venga promosso a vip. L'utente può vedere <text:span text:style-name="T5">le</text:span> domande e <text:span text:style-name="T5">i </text:span>sondaggi relativi alla categori<text:span text:style-name="T5">e</text:span> di interesse <text:span text:style-name="T5">scelte nel momento della registrazione</text:span>. Si è scelto di far visualizzare solo quelle domande e sondaggi relativi alla categoria selezionata e non a tutte le potenziali sottocategorie della stessa. Un utente che vuole visualizzare la categoria “Informatica” non vuole vedere altre domande provenienti da “Programmazione” e “Ricerca Operativa”.</text:p>
      <text:p text:style-name="P5"/>
      <text:p text:style-name="P9"><text:span text:style-name="T6">Quando si crea un</text:span> sondaggio, <text:span text:style-name="T6">l'utente può scegliere al massimo un numero di risposte predefinite pari a cinque.</text:span> <text:span text:style-name="T6">È stata data la possibilità ad ogni sondaggio, come ad ogni domanda aperta, di riferirsi a più topic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1:46:56.095000000</meta:creation-date>
    <dc:date>2015-06-16T21:58:38.437000000</dc:date>
    <meta:editing-duration>PT4H12M57S</meta:editing-duration>
    <meta:editing-cycles>35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23" meta:word-count="706" meta:character-count="4631" meta:non-whitespace-character-count="3940"/>
  </office:meta>
</office:document-meta>
</file>